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9065" officeooo:paragraph-rsid="00169065" style:font-size-asian="14pt" style:font-size-complex="16pt"/>
    </style:style>
    <style:style style:name="P2" style:family="paragraph" style:parent-style-name="Standard">
      <style:text-properties fo:font-size="16pt" officeooo:rsid="0017877c" officeooo:paragraph-rsid="0017877c" style:font-size-asian="14pt" style:font-size-complex="16pt"/>
    </style:style>
    <style:style style:name="P3" style:family="paragraph" style:parent-style-name="Standard">
      <style:text-properties fo:font-size="16pt" officeooo:rsid="00178ae9" officeooo:paragraph-rsid="00178ae9" style:font-size-asian="14pt" style:font-size-complex="16pt"/>
    </style:style>
    <style:style style:name="P4" style:family="paragraph" style:parent-style-name="Standard">
      <style:text-properties fo:font-size="16pt" officeooo:rsid="00184da6" officeooo:paragraph-rsid="00184da6" style:font-size-asian="14pt" style:font-size-complex="16pt"/>
    </style:style>
    <style:style style:name="P5" style:family="paragraph" style:parent-style-name="Standard">
      <style:text-properties fo:font-size="16pt" officeooo:rsid="00192f1b" officeooo:paragraph-rsid="00192f1b" style:font-size-asian="14pt" style:font-size-complex="16pt"/>
    </style:style>
    <style:style style:name="P6" style:family="paragraph" style:parent-style-name="Standard">
      <style:text-properties fo:font-size="16pt" officeooo:rsid="001ad328" officeooo:paragraph-rsid="001ad328" style:font-size-asian="14pt" style:font-size-complex="16pt"/>
    </style:style>
    <style:style style:name="P7" style:family="paragraph" style:parent-style-name="Standard">
      <style:text-properties fo:font-size="16pt" officeooo:rsid="001c464b" officeooo:paragraph-rsid="001c464b" style:font-size-asian="14pt" style:font-size-complex="16pt"/>
    </style:style>
    <style:style style:name="P8" style:family="paragraph" style:parent-style-name="Standard">
      <style:text-properties fo:font-size="16pt" officeooo:rsid="001da46b" officeooo:paragraph-rsid="001da46b" style:font-size-asian="14pt" style:font-size-complex="16pt"/>
    </style:style>
    <style:style style:name="P9" style:family="paragraph" style:parent-style-name="Standard">
      <style:text-properties fo:font-size="16pt" officeooo:rsid="001ec4e0" officeooo:paragraph-rsid="001ec4e0" style:font-size-asian="14pt" style:font-size-complex="16pt"/>
    </style:style>
    <style:style style:name="P10" style:family="paragraph" style:parent-style-name="Standard">
      <style:text-properties fo:font-size="16pt" officeooo:rsid="001ec4e0" officeooo:paragraph-rsid="001ec4e0" style:font-size-asian="14pt" style:font-size-complex="16pt"/>
    </style:style>
    <style:style style:name="P11" style:family="paragraph" style:parent-style-name="Standard">
      <style:text-properties fo:font-size="16pt" officeooo:rsid="0022d0c4" officeooo:paragraph-rsid="0022d0c4" style:font-size-asian="14pt" style:font-size-complex="16pt"/>
    </style:style>
    <style:style style:name="P12" style:family="paragraph" style:parent-style-name="Standard">
      <style:text-properties fo:font-size="16pt" officeooo:rsid="0023b5a1" officeooo:paragraph-rsid="0023b5a1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#include&lt;stdio.h&gt;</text:p>
      <text:p text:style-name="P1">int main()</text:p>
      <text:p text:style-name="P1">{</text:p>
      <text:p text:style-name="P1"><text:s text:c="4"/>int row,col;</text:p>
      <text:p text:style-name="P1"/>
      <text:p text:style-name="P1"><text:s text:c="4"/>for(row=1;row&lt;=5;row++)</text:p>
      <text:p text:style-name="P1"><text:s text:c="4"/>{</text:p>
      <text:p text:style-name="P1"><text:s text:c="8"/>for(col=1;col&lt;=row;col++)</text:p>
      <text:p text:style-name="P1"><text:s text:c="12"/>printf("* ");</text:p>
      <text:p text:style-name="P1"><text:s text:c="4"/>printf("\n\n");</text:p>
      <text:p text:style-name="P1"><text:s text:c="4"/>}</text:p>
      <text:p text:style-name="P1">}</text:p>
      <text:p text:style-name="P1"/>
      <text:p text:style-name="P1">2.<text:tab/>#include&lt;stdio.h&gt;</text:p>
      <text:p text:style-name="P1">int main()</text:p>
      <text:p text:style-name="P1">{</text:p>
      <text:p text:style-name="P1"><text:s text:c="4"/>int row,col;</text:p>
      <text:p text:style-name="P1"><text:s text:c="4"/>for(row=1;row&lt;=5;row++)</text:p>
      <text:p text:style-name="P1"><text:s text:c="4"/>{</text:p>
      <text:p text:style-name="P1"><text:s text:c="8"/>for(col=1;col&lt;=5-row;col++)</text:p>
      <text:p text:style-name="P1"><text:s text:c="12"/>printf(" <text:s/>");</text:p>
      <text:p text:style-name="P1"><text:s text:c="8"/>for(col=1;col&lt;=row;col++)</text:p>
      <text:p text:style-name="P1"><text:s text:c="12"/>printf("* ");</text:p>
      <text:p text:style-name="P1"><text:s text:c="4"/>printf("\n\n");</text:p>
      <text:p text:style-name="P1"><text:s text:c="4"/>}</text:p>
      <text:p text:style-name="P1">}</text:p>
      <text:p text:style-name="P1"/>
      <text:p text:style-name="P1">3.#include&lt;stdio.h&gt;</text:p>
      <text:p text:style-name="P1">int main()</text:p>
      <text:p text:style-name="P1">{</text:p>
      <text:p text:style-name="P1"><text:s text:c="4"/>int row,col;</text:p>
      <text:p text:style-name="P1"/>
      <text:p text:style-name="P1"><text:s text:c="4"/>for(row=1;row&lt;=5;row++)</text:p>
      <text:p text:style-name="P1"><text:s text:c="4"/>{</text:p>
      <text:p text:style-name="P1"><text:s text:c="8"/>for(col=1;col&lt;=6-row;col++)</text:p>
      <text:p text:style-name="P1"><text:s text:c="12"/>printf("* ");</text:p>
      <text:p text:style-name="P1"><text:s text:c="4"/>printf("\n\n");</text:p>
      <text:p text:style-name="P1"><text:s text:c="4"/>}</text:p>
      <text:p text:style-name="P1">}</text:p>
      <text:p text:style-name="P1"><text:soft-page-break/>4.#include&lt;stdio.h&gt;</text:p>
      <text:p text:style-name="P1">int main()</text:p>
      <text:p text:style-name="P1">{</text:p>
      <text:p text:style-name="P1"><text:s text:c="4"/>int row,col;</text:p>
      <text:p text:style-name="P1"/>
      <text:p text:style-name="P1"><text:s text:c="4"/>for(row=1;row&lt;=5;row++)</text:p>
      <text:p text:style-name="P1"><text:s text:c="4"/>{</text:p>
      <text:p text:style-name="P1"><text:s text:c="8"/>for(col=1;col&lt;=row-1;col++)</text:p>
      <text:p text:style-name="P1"><text:s text:c="12"/>printf(" <text:s/>");</text:p>
      <text:p text:style-name="P1"><text:s text:c="8"/>for(col=1;col&lt;=6-row;col++)</text:p>
      <text:p text:style-name="P1"><text:s text:c="12"/>printf("* ");</text:p>
      <text:p text:style-name="P1"><text:s text:c="4"/>printf("\n\n");</text:p>
      <text:p text:style-name="P1"><text:s text:c="4"/>}</text:p>
      <text:p text:style-name="P1">}</text:p>
      <text:p text:style-name="P1"/>
      <text:p text:style-name="P1">5.#include&lt;stdio.h&gt;</text:p>
      <text:p text:style-name="P1">int main()</text:p>
      <text:p text:style-name="P1">{</text:p>
      <text:p text:style-name="P1"><text:s text:c="4"/>int row,col;</text:p>
      <text:p text:style-name="P1"><text:s text:c="4"/>for(row=1;row&lt;=5;row++)</text:p>
      <text:p text:style-name="P1"><text:s text:c="4"/>{</text:p>
      <text:p text:style-name="P1"><text:s text:c="8"/>for(col=1;col&lt;=5-row;col++)</text:p>
      <text:p text:style-name="P1"><text:s text:c="12"/>printf(" <text:s/>");</text:p>
      <text:p text:style-name="P1"><text:s text:c="8"/>for(col=1;col&lt;=row;col++)</text:p>
      <text:p text:style-name="P1"><text:s text:c="12"/>printf("* ");</text:p>
      <text:p text:style-name="P1"><text:s text:c="8"/>for(col=1;col&lt;=row-1;col++)</text:p>
      <text:p text:style-name="P1"><text:s text:c="12"/>printf("* ");</text:p>
      <text:p text:style-name="P1"><text:s text:c="4"/>printf("\n\n");</text:p>
      <text:p text:style-name="P1"><text:s text:c="4"/>}</text:p>
      <text:p text:style-name="P1">}</text:p>
      <text:p text:style-name="P1"/>
      <text:p text:style-name="P2">6.#include&lt;stdio.h&gt;</text:p>
      <text:p text:style-name="P2">int main()</text:p>
      <text:p text:style-name="P2">{</text:p>
      <text:p text:style-name="P2"><text:s text:c="4"/>int row,col;</text:p>
      <text:p text:style-name="P2"/>
      <text:p text:style-name="P2"><text:s text:c="4"/>for(row=1;row&lt;=5;row++)</text:p>
      <text:p text:style-name="P2"><text:s text:c="4"/>{</text:p>
      <text:p text:style-name="P2"><text:s text:c="8"/>for(col=1;col&lt;=row-1;col++)</text:p>
      <text:p text:style-name="P2"><text:soft-page-break/><text:s text:c="12"/>printf(" <text:s/>");</text:p>
      <text:p text:style-name="P2"><text:s text:c="8"/>for(col=1;col&lt;=6-row;col++)</text:p>
      <text:p text:style-name="P2"><text:s text:c="12"/>printf("* ");</text:p>
      <text:p text:style-name="P2"><text:s text:c="8"/>for(col=1;col&lt;=5-row;col++)</text:p>
      <text:p text:style-name="P2"><text:s text:c="12"/>printf("* ");</text:p>
      <text:p text:style-name="P2"><text:s text:c="4"/>printf("\n\n");</text:p>
      <text:p text:style-name="P2"><text:s text:c="4"/>}</text:p>
      <text:p text:style-name="P2">}</text:p>
      <text:p text:style-name="P2"/>
      <text:p text:style-name="P2">7.#include&lt;stdio.h&gt;</text:p>
      <text:p text:style-name="P2">int main()</text:p>
      <text:p text:style-name="P2">{</text:p>
      <text:p text:style-name="P2"><text:s text:c="4"/>int row,col;</text:p>
      <text:p text:style-name="P2"><text:s text:c="4"/>for(row=1;row&lt;=5;row++)</text:p>
      <text:p text:style-name="P2"><text:s text:c="4"/>{</text:p>
      <text:p text:style-name="P2"><text:s text:c="8"/>for(col=1;col&lt;=6-row;col++)</text:p>
      <text:p text:style-name="P2"><text:s text:c="12"/>printf("* ");</text:p>
      <text:p text:style-name="P2"><text:s text:c="8"/>for(col=1;col&lt;=row-1;col++)</text:p>
      <text:p text:style-name="P2"><text:s text:c="12"/>printf(" <text:s/>");</text:p>
      <text:p text:style-name="P2"><text:s text:c="8"/>for(col=1;col&lt;=row-1;col++)</text:p>
      <text:p text:style-name="P2"><text:s text:c="12"/>printf(" <text:s/>");</text:p>
      <text:p text:style-name="P2"><text:s text:c="8"/>for(col=1;col&lt;=6-row;col++)</text:p>
      <text:p text:style-name="P2"><text:s text:c="12"/>printf("* ");</text:p>
      <text:p text:style-name="P2"><text:s text:c="8"/>printf("\n\n");</text:p>
      <text:p text:style-name="P2"><text:s text:c="4"/>}</text:p>
      <text:p text:style-name="P2">}</text:p>
      <text:p text:style-name="P2"/>
      <text:p text:style-name="P3">8.#include&lt;stdio.h&gt;</text:p>
      <text:p text:style-name="P3">int main()</text:p>
      <text:p text:style-name="P3">{</text:p>
      <text:p text:style-name="P3"><text:s text:c="4"/>int row,col;</text:p>
      <text:p text:style-name="P3"/>
      <text:p text:style-name="P3"><text:s text:c="4"/>for(row=1;row&lt;=4;row++)</text:p>
      <text:p text:style-name="P3"><text:s text:c="4"/>{</text:p>
      <text:p text:style-name="P3"><text:s text:c="8"/>for(col=1;col&lt;=4-row;col++)</text:p>
      <text:p text:style-name="P3"><text:s text:c="12"/>printf(" ");</text:p>
      <text:p text:style-name="P3"><text:s text:c="8"/>for(col=1;col&lt;=row;col++)</text:p>
      <text:p text:style-name="P3"><text:s text:c="12"/>printf("%d",col);</text:p>
      <text:p text:style-name="P3"><text:s text:c="8"/>for(col=1;col&lt;=row-1;col++)</text:p>
      <text:p text:style-name="P3"><text:soft-page-break/><text:s text:c="12"/>printf("%d",row-col);</text:p>
      <text:p text:style-name="P3"><text:s text:c="8"/>printf("\n");</text:p>
      <text:p text:style-name="P3"><text:s text:c="4"/>}</text:p>
      <text:p text:style-name="P3">}</text:p>
      <text:p text:style-name="P3"/>
      <text:p text:style-name="P3">9.#include&lt;stdio.h&gt;</text:p>
      <text:p text:style-name="P3">int main()</text:p>
      <text:p text:style-name="P3">{</text:p>
      <text:p text:style-name="P3"><text:s text:c="4"/>int row,col;</text:p>
      <text:p text:style-name="P3"/>
      <text:p text:style-name="P3"><text:s text:c="4"/>for(row=1;row&lt;=4;row++)</text:p>
      <text:p text:style-name="P3"><text:s text:c="4"/>{</text:p>
      <text:p text:style-name="P3"><text:s text:c="8"/>for(col=1;col&lt;=row-1;col++)</text:p>
      <text:p text:style-name="P3"><text:s text:c="12"/>printf(" ");</text:p>
      <text:p text:style-name="P3"><text:s text:c="8"/>for(col=1;col&lt;=5-row;col++)</text:p>
      <text:p text:style-name="P3"><text:s text:c="12"/>printf("%d",col);</text:p>
      <text:p text:style-name="P3"><text:s text:c="8"/>for(col=1;col&lt;=4-row;col++)</text:p>
      <text:p text:style-name="P3"><text:s text:c="12"/>printf("%d",5-row-col);</text:p>
      <text:p text:style-name="P3"><text:s text:c="8"/>printf("\n");</text:p>
      <text:p text:style-name="P3"><text:s text:c="4"/>}</text:p>
      <text:p text:style-name="P3">}</text:p>
      <text:p text:style-name="P3"/>
      <text:p text:style-name="P4">10.#include&lt;stdio.h&gt;</text:p>
      <text:p text:style-name="P4">int main()</text:p>
      <text:p text:style-name="P4">{</text:p>
      <text:p text:style-name="P4"><text:s text:c="4"/>int row,col;</text:p>
      <text:p text:style-name="P4"/>
      <text:p text:style-name="P4"><text:s text:c="4"/>for(row=1;row&lt;=4;row++)</text:p>
      <text:p text:style-name="P4"><text:s text:c="4"/>{</text:p>
      <text:p text:style-name="P4"><text:s text:c="8"/>for(col=1;col&lt;=5-row;col++)</text:p>
      <text:p text:style-name="P4"><text:s text:c="8"/>{</text:p>
      <text:p text:style-name="P4"><text:s text:c="12"/>if(col==4)</text:p>
      <text:p text:style-name="P4"><text:s text:c="16"/>break;</text:p>
      <text:p text:style-name="P4"><text:s text:c="12"/>printf("%d",col);</text:p>
      <text:p text:style-name="P4"><text:s text:c="8"/>}</text:p>
      <text:p text:style-name="P4"><text:s text:c="8"/>for(col=1;col&lt;=row-2;col++)</text:p>
      <text:p text:style-name="P4"><text:s text:c="12"/>printf(" ");</text:p>
      <text:p text:style-name="P4"><text:s text:c="8"/>for(col=1;col&lt;=row-1;col++)</text:p>
      <text:p text:style-name="P4"><text:s text:c="12"/>printf(" ");</text:p>
      <text:p text:style-name="P4"><text:soft-page-break/><text:s text:c="8"/>for(col=1;col&lt;=5-row;col++)</text:p>
      <text:p text:style-name="P4"><text:s text:c="12"/>printf("%d",6-row-col);</text:p>
      <text:p text:style-name="P4"><text:s text:c="8"/>printf("\n");</text:p>
      <text:p text:style-name="P4"><text:s text:c="4"/>}</text:p>
      <text:p text:style-name="P4">}</text:p>
      <text:p text:style-name="P4"/>
      <text:p text:style-name="P5">11.#include&lt;stdio.h&gt;</text:p>
      <text:p text:style-name="P5">int main()</text:p>
      <text:p text:style-name="P5">{</text:p>
      <text:p text:style-name="P5"><text:s text:c="4"/>int row,col;</text:p>
      <text:p text:style-name="P5"><text:s text:c="4"/>char a;</text:p>
      <text:p text:style-name="P5"/>
      <text:p text:style-name="P5"><text:s text:c="4"/>for(row=1;row&lt;=5;row++)</text:p>
      <text:p text:style-name="P5"><text:s text:c="4"/>{</text:p>
      <text:p text:style-name="P5"><text:s text:c="8"/>a='A';</text:p>
      <text:p text:style-name="P5"><text:s text:c="8"/>for(col=1;col&lt;=5-row;col++)</text:p>
      <text:p text:style-name="P5"><text:s text:c="12"/>printf(" <text:s/>");</text:p>
      <text:p text:style-name="P5"><text:s text:c="8"/>for(col=1;col&lt;=row;col++,a++)</text:p>
      <text:p text:style-name="P5"><text:s text:c="12"/>printf("%c ",a);</text:p>
      <text:p text:style-name="P5"><text:s text:c="8"/>a='A';</text:p>
      <text:p text:style-name="P5"><text:s text:c="8"/>a=a+row-2;</text:p>
      <text:p text:style-name="P5"><text:s text:c="8"/>for(col=1;col&lt;=row-1;col++,a--)</text:p>
      <text:p text:style-name="P5"><text:s text:c="12"/>printf("%c ",a);</text:p>
      <text:p text:style-name="P5"><text:s text:c="8"/>printf("\n");</text:p>
      <text:p text:style-name="P5"><text:s text:c="4"/>}</text:p>
      <text:p text:style-name="P5">}</text:p>
      <text:p text:style-name="P5"/>
      <text:p text:style-name="P6">12.#include&lt;stdio.h&gt;</text:p>
      <text:p text:style-name="P6">int main()</text:p>
      <text:p text:style-name="P6">{</text:p>
      <text:p text:style-name="P6"><text:s text:c="4"/>int row,col;</text:p>
      <text:p text:style-name="P6"><text:s text:c="4"/>char a;</text:p>
      <text:p text:style-name="P6"/>
      <text:p text:style-name="P6"><text:s text:c="4"/>for(row=1;row&lt;=4;row++)</text:p>
      <text:p text:style-name="P6"><text:s text:c="4"/>{</text:p>
      <text:p text:style-name="P6"><text:s text:c="8"/>for(col=1;col&lt;=row-1;col++)</text:p>
      <text:p text:style-name="P6"><text:s text:c="12"/>printf(" <text:s/>");</text:p>
      <text:p text:style-name="P6"><text:s text:c="8"/>a='A';</text:p>
      <text:p text:style-name="P6"><text:s text:c="8"/>for(col=1;col&lt;=5-row;col++,a++)</text:p>
      <text:p text:style-name="P6"><text:soft-page-break/><text:s text:c="12"/>printf("%c ",a);</text:p>
      <text:p text:style-name="P6"><text:s text:c="8"/>a='A';</text:p>
      <text:p text:style-name="P6"><text:s text:c="8"/>a=a+3-row;</text:p>
      <text:p text:style-name="P6"><text:s text:c="8"/>for(col=1;col&lt;=4-row;col++,a--)</text:p>
      <text:p text:style-name="P6"><text:s text:c="12"/>printf("%c ",a);</text:p>
      <text:p text:style-name="P6"><text:s text:c="8"/>printf("\n");</text:p>
      <text:p text:style-name="P6"><text:s text:c="4"/>}</text:p>
      <text:p text:style-name="P6">}</text:p>
      <text:p text:style-name="P6"/>
      <text:p text:style-name="P7">13.#include&lt;stdio.h&gt;</text:p>
      <text:p text:style-name="P7">int main()</text:p>
      <text:p text:style-name="P7">{</text:p>
      <text:p text:style-name="P7"><text:s text:c="4"/>int row,col,b;</text:p>
      <text:p text:style-name="P7"><text:s text:c="4"/>char a;</text:p>
      <text:p text:style-name="P7"/>
      <text:p text:style-name="P7"><text:s text:c="4"/>for(row=1;row&lt;=7;row++)</text:p>
      <text:p text:style-name="P7"><text:s text:c="4"/>{</text:p>
      <text:p text:style-name="P7"><text:s text:c="8"/>a='A';</text:p>
      <text:p text:style-name="P7"><text:s text:c="8"/>for(col=1;col&lt;=8-row;col++,a++)</text:p>
      <text:p text:style-name="P7"><text:s text:c="8"/>{</text:p>
      <text:p text:style-name="P7"><text:s text:c="12"/>if(col==7)</text:p>
      <text:p text:style-name="P7"><text:s text:c="16"/>break;</text:p>
      <text:p text:style-name="P7"><text:s text:c="12"/>printf("%c ",a);</text:p>
      <text:p text:style-name="P7"><text:s text:c="8"/>}</text:p>
      <text:p text:style-name="P7"><text:s text:c="8"/>for(col=1;col&lt;=row-2;col++)</text:p>
      <text:p text:style-name="P7"><text:s text:c="12"/>printf(" <text:s/>");</text:p>
      <text:p text:style-name="P7"><text:s text:c="8"/>for(col=1;col&lt;=row-1;col++)</text:p>
      <text:p text:style-name="P7"><text:s text:c="12"/>printf(" <text:s/>");</text:p>
      <text:p text:style-name="P7"><text:s text:c="8"/>a='A';</text:p>
      <text:p text:style-name="P7"><text:s text:c="8"/>a=a+7-row;</text:p>
      <text:p text:style-name="P7"><text:s text:c="8"/>for(col=1;col&lt;=8-row;col++,a--)</text:p>
      <text:p text:style-name="P7"><text:s text:c="8"/>{</text:p>
      <text:p text:style-name="P7"><text:s text:c="12"/>printf("%c ",a);</text:p>
      <text:p text:style-name="P7"><text:s text:c="8"/>}</text:p>
      <text:p text:style-name="P7"><text:s text:c="8"/>printf("\n");</text:p>
      <text:p text:style-name="P7"><text:s text:c="4"/>}</text:p>
      <text:p text:style-name="P7">}</text:p>
      <text:p text:style-name="P7"/>
      <text:p text:style-name="P7"/>
      <text:p text:style-name="P8"><text:soft-page-break/>14.<text:tab/>#include&lt;stdio.h&gt;</text:p>
      <text:p text:style-name="P8">int main()</text:p>
      <text:p text:style-name="P8">{</text:p>
      <text:p text:style-name="P8"><text:s text:c="4"/>int row,col;</text:p>
      <text:p text:style-name="P8"/>
      <text:p text:style-name="P8"><text:s text:c="4"/>for(row=1;row&lt;=5;row++)</text:p>
      <text:p text:style-name="P8"><text:s text:c="4"/>{</text:p>
      <text:p text:style-name="P8"><text:s text:c="8"/>for(col=1;col&lt;=row;col++)</text:p>
      <text:p text:style-name="P8"><text:s text:c="8"/>{</text:p>
      <text:p text:style-name="P8"><text:s text:c="12"/>if((row==3&amp;&amp;col==2)|(row==4&amp;&amp;col==2)|(row==4&amp;&amp;col==3))</text:p>
      <text:p text:style-name="P8"><text:s text:c="12"/>{</text:p>
      <text:p text:style-name="P8"><text:s text:c="16"/>printf(" <text:s text:c="2"/>");</text:p>
      <text:p text:style-name="P8"><text:s text:c="16"/>continue;</text:p>
      <text:p text:style-name="P8"><text:s text:c="12"/>}</text:p>
      <text:p text:style-name="P8"><text:s text:c="12"/>printf("* <text:s/>");</text:p>
      <text:p text:style-name="P8"><text:s text:c="8"/>}</text:p>
      <text:p text:style-name="P8"><text:s text:c="8"/>printf("\n\n");</text:p>
      <text:p text:style-name="P8"><text:s text:c="4"/>}</text:p>
      <text:p text:style-name="P8">}</text:p>
      <text:p text:style-name="P8"/>
      <text:p text:style-name="P9">15.#include&lt;stdio.h&gt;</text:p>
      <text:p text:style-name="P9">int main()</text:p>
      <text:p text:style-name="P9">{</text:p>
      <text:p text:style-name="P9"><text:s text:c="4"/>int row,col;</text:p>
      <text:p text:style-name="P9"/>
      <text:p text:style-name="P9"><text:s text:c="4"/>for(row=1;row&lt;=5;row++)</text:p>
      <text:p text:style-name="P9"><text:s text:c="4"/>{</text:p>
      <text:p text:style-name="P9"><text:s text:c="8"/>for(col=1;col&lt;=5-row;col++)</text:p>
      <text:p text:style-name="P9"><text:s text:c="12"/>printf(" <text:s text:c="2"/>");</text:p>
      <text:p text:style-name="P9"><text:s text:c="8"/>for(col=1;col&lt;=row;col++)</text:p>
      <text:p text:style-name="P9"><text:s text:c="8"/>{</text:p>
      <text:p text:style-name="P9"><text:s text:c="12"/>if((row==3&amp;&amp;col==2)|(row==4&amp;&amp;col==2)|(row==4&amp;&amp;col==3))</text:p>
      <text:p text:style-name="P9"><text:s text:c="12"/>{</text:p>
      <text:p text:style-name="P9"><text:s text:c="16"/>printf(" <text:s text:c="2"/>");</text:p>
      <text:p text:style-name="P9"><text:s text:c="16"/>continue;</text:p>
      <text:p text:style-name="P9"><text:s text:c="12"/>}</text:p>
      <text:p text:style-name="P9"><text:s text:c="12"/>printf("* <text:s/>");</text:p>
      <text:p text:style-name="P9"><text:s text:c="8"/>}</text:p>
      <text:p text:style-name="P9"><text:s text:c="8"/>printf("\n\n");</text:p>
      <text:p text:style-name="P9"><text:soft-page-break/><text:s text:c="4"/>}</text:p>
      <text:p text:style-name="P9">}</text:p>
      <text:p text:style-name="P9"/>
      <text:p text:style-name="P9">16.#include&lt;stdio.h&gt;</text:p>
      <text:p text:style-name="P9">int main()</text:p>
      <text:p text:style-name="P9">{</text:p>
      <text:p text:style-name="P9"><text:s text:c="4"/>int row,col;</text:p>
      <text:p text:style-name="P9"><text:s text:c="4"/>for(row=1;row&lt;=5;row++)</text:p>
      <text:p text:style-name="P9"><text:s text:c="4"/>{</text:p>
      <text:p text:style-name="P9"><text:s text:c="8"/>for(col=1;col&lt;=5-row;col++)</text:p>
      <text:p text:style-name="P9"><text:s text:c="12"/>printf(" ");</text:p>
      <text:p text:style-name="P9"><text:s text:c="8"/>for(col=1;col&lt;=row*2-1;col++)</text:p>
      <text:p text:style-name="P9"><text:s text:c="8"/>{</text:p>
      <text:p text:style-name="P9"><text:s text:c="12"/>if(row==5)</text:p>
      <text:p text:style-name="P9"><text:s text:c="12"/>{</text:p>
      <text:p text:style-name="P9"><text:s text:c="16"/>printf("*");</text:p>
      <text:p text:style-name="P9"><text:s text:c="16"/>continue;</text:p>
      <text:p text:style-name="P9"><text:s text:c="12"/>}</text:p>
      <text:p text:style-name="P9"><text:s text:c="12"/>if(row&gt;1&amp;&amp;row&lt;5)</text:p>
      <text:p text:style-name="P9"><text:s text:c="12"/>{</text:p>
      <text:p text:style-name="P9"><text:s text:c="16"/>if(col&gt;1&amp;&amp;col&lt;row*2-1)</text:p>
      <text:p text:style-name="P9"><text:s text:c="16"/>{</text:p>
      <text:p text:style-name="P9"><text:s text:c="20"/>printf(" ");</text:p>
      <text:p text:style-name="P9"><text:s text:c="16"/>}</text:p>
      <text:p text:style-name="P9"><text:s text:c="12"/>}</text:p>
      <text:p text:style-name="P9"><text:s text:c="12"/>if(col==1|col==row*2-1)</text:p>
      <text:p text:style-name="P9"><text:s text:c="16"/>printf("*");</text:p>
      <text:p text:style-name="P9"><text:s text:c="8"/>}</text:p>
      <text:p text:style-name="P9"><text:s text:c="8"/>printf("\n");</text:p>
      <text:p text:style-name="P9"><text:s text:c="4"/>}</text:p>
      <text:p text:style-name="P9">}</text:p>
      <text:p text:style-name="P9"/>
      <text:p text:style-name="P11">17.#include&lt;stdio.h&gt;</text:p>
      <text:p text:style-name="P11">int main()</text:p>
      <text:p text:style-name="P11">{</text:p>
      <text:p text:style-name="P11"><text:s text:c="4"/>int row,col,a=9;</text:p>
      <text:p text:style-name="P11"/>
      <text:p text:style-name="P11"><text:s text:c="4"/>for(row=1;row&lt;=5;row++)</text:p>
      <text:p text:style-name="P11"><text:s text:c="4"/>{</text:p>
      <text:p text:style-name="P11"><text:soft-page-break/><text:s text:c="8"/>for(col=1;col&lt;=row-1;col++)</text:p>
      <text:p text:style-name="P11"><text:s text:c="12"/>printf(" ");</text:p>
      <text:p text:style-name="P11"><text:s text:c="8"/>for(col=1;col&lt;=a;col++)</text:p>
      <text:p text:style-name="P11"><text:s text:c="8"/>{</text:p>
      <text:p text:style-name="P11"><text:s text:c="12"/>if(row&gt;1&amp;&amp;row&lt;5)</text:p>
      <text:p text:style-name="P11"><text:s text:c="12"/>{</text:p>
      <text:p text:style-name="P11"><text:s text:c="16"/>if(col&gt;1&amp;&amp;col&lt;a)</text:p>
      <text:p text:style-name="P11"><text:s text:c="16"/>{</text:p>
      <text:p text:style-name="P11"><text:s text:c="20"/>printf(" ");</text:p>
      <text:p text:style-name="P11"><text:s text:c="20"/>continue;</text:p>
      <text:p text:style-name="P11"><text:s text:c="16"/>}</text:p>
      <text:p text:style-name="P11"><text:s text:c="12"/>}</text:p>
      <text:p text:style-name="P11"><text:s text:c="12"/>printf("*");</text:p>
      <text:p text:style-name="P11"><text:s text:c="8"/>}</text:p>
      <text:p text:style-name="P11"><text:s text:c="8"/>a=a-2;</text:p>
      <text:p text:style-name="P11"><text:s text:c="8"/>printf("\n");</text:p>
      <text:p text:style-name="P11"><text:s text:c="4"/>}</text:p>
      <text:p text:style-name="P11">}</text:p>
      <text:p text:style-name="P11"/>
      <text:p text:style-name="P12">18.#include&lt;stdio.h&gt;</text:p>
      <text:p text:style-name="P12">int main()</text:p>
      <text:p text:style-name="P12">{</text:p>
      <text:p text:style-name="P12"><text:s text:c="4"/>int row,col,a=7;</text:p>
      <text:p text:style-name="P12"/>
      <text:p text:style-name="P12"><text:s text:c="4"/>for(row=1;row&lt;=5;row++)</text:p>
      <text:p text:style-name="P12"><text:s text:c="4"/>{</text:p>
      <text:p text:style-name="P12"><text:s text:c="8"/>for(col=1;col&lt;=5-row;col++)</text:p>
      <text:p text:style-name="P12"><text:s text:c="12"/>printf(" ");</text:p>
      <text:p text:style-name="P12"><text:s text:c="8"/>for(col=1;col&lt;=row*2-1;col++)</text:p>
      <text:p text:style-name="P12"><text:s text:c="12"/>printf("*");</text:p>
      <text:p text:style-name="P12"><text:s text:c="8"/>printf("\n");</text:p>
      <text:p text:style-name="P12"><text:s text:c="4"/>}</text:p>
      <text:p text:style-name="P12"><text:s text:c="4"/>for(row=1;row&lt;=4;row++)</text:p>
      <text:p text:style-name="P12"><text:s text:c="4"/>{</text:p>
      <text:p text:style-name="P12"><text:s text:c="8"/>for(col=1;col&lt;=row;col++)</text:p>
      <text:p text:style-name="P12"><text:s text:c="12"/>printf(" ");</text:p>
      <text:p text:style-name="P12"><text:s text:c="8"/>for(col=1;col&lt;=a;col++)</text:p>
      <text:p text:style-name="P12"><text:s text:c="12"/>printf("*");</text:p>
      <text:p text:style-name="P12"><text:s text:c="8"/>a=a-2;</text:p>
      <text:p text:style-name="P12"><text:soft-page-break/><text:s text:c="8"/>printf("\n");</text:p>
      <text:p text:style-name="P12"><text:s text:c="4"/>}</text:p>
      <text:p text:style-name="P12">}</text:p>
      <text:p text:style-name="P12"/>
      <text:p text:style-name="P12">19.#include&lt;stdio.h&gt;</text:p>
      <text:p text:style-name="P12">int main()</text:p>
      <text:p text:style-name="P12">{</text:p>
      <text:p text:style-name="P12"><text:s text:c="4"/>int row,col,a=5,b=5,c=17;</text:p>
      <text:p text:style-name="P12"/>
      <text:p text:style-name="P12"><text:s text:c="4"/>for(row=1;row&lt;=3;row++)</text:p>
      <text:p text:style-name="P12"><text:s text:c="4"/>{</text:p>
      <text:p text:style-name="P12"><text:s text:c="8"/>for(col=1;col&lt;=4-row;col++)</text:p>
      <text:p text:style-name="P12"><text:s text:c="12"/>printf(" ");</text:p>
      <text:p text:style-name="P12"><text:s text:c="8"/>for(col=1;col&lt;=a;col++)</text:p>
      <text:p text:style-name="P12"><text:s text:c="12"/>printf("*");</text:p>
      <text:p text:style-name="P12"><text:s text:c="8"/>for(col=1;col&lt;=b;col++)</text:p>
      <text:p text:style-name="P12"><text:s text:c="12"/>printf(" ");</text:p>
      <text:p text:style-name="P12"><text:s text:c="8"/>for(col=1;col&lt;=a;col++)</text:p>
      <text:p text:style-name="P12"><text:s text:c="12"/>printf("*");</text:p>
      <text:p text:style-name="P12"><text:s text:c="8"/>b=b-2;</text:p>
      <text:p text:style-name="P12"><text:s text:c="8"/>a=a+2;</text:p>
      <text:p text:style-name="P12"><text:s text:c="8"/>printf("\n");</text:p>
      <text:p text:style-name="P12"><text:s text:c="4"/>}</text:p>
      <text:p text:style-name="P12"><text:s text:c="4"/>printf(" ******MySirG*******\n");</text:p>
      <text:p text:style-name="P12"><text:s text:c="4"/>for(row=1;row&lt;=9;row++)</text:p>
      <text:p text:style-name="P12"><text:s text:c="4"/>{</text:p>
      <text:p text:style-name="P12"><text:s text:c="8"/>for(col=1;col&lt;=row+1;col++)</text:p>
      <text:p text:style-name="P12"><text:s text:c="12"/>printf(" ");</text:p>
      <text:p text:style-name="P12"><text:s text:c="8"/>for(col=1;col&lt;=c;col++)</text:p>
      <text:p text:style-name="P12"><text:s text:c="12"/>printf("*");</text:p>
      <text:p text:style-name="P12"><text:s text:c="8"/>c=c-2;</text:p>
      <text:p text:style-name="P12"><text:s text:c="8"/>printf("\n");</text:p>
      <text:p text:style-name="P12"><text:s text:c="4"/>}</text:p>
      <text:p text:style-name="P1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21:01:27.424685312</meta:creation-date>
    <dc:date>2022-07-25T21:19:56.384735043</dc:date>
    <meta:editing-duration>PT25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0" meta:paragraph-count="352" meta:word-count="444" meta:character-count="6617" meta:non-whitespace-character-count="4234"/>
  </office:meta>
</office:document-meta>
</file>